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paragraph-properties fo:text-align="center" style:justify-single-word="false"/>
      <style:text-properties officeooo:paragraph-rsid="000aabb1"/>
    </style:style>
    <style:style style:name="P2" style:family="paragraph" style:parent-style-name="Text_20_body">
      <style:text-properties officeooo:rsid="000aabb1" officeooo:paragraph-rsid="000c9b71"/>
    </style:style>
    <style:style style:name="P3" style:family="paragraph" style:parent-style-name="Text_20_body">
      <style:text-properties style:text-underline-style="solid" style:text-underline-width="auto" style:text-underline-color="font-color" officeooo:rsid="000aabb1" officeooo:paragraph-rsid="000aabb1"/>
    </style:style>
    <style:style style:name="P4" style:family="paragraph" style:parent-style-name="Text_20_body">
      <style:text-properties style:text-underline-style="solid" style:text-underline-width="auto" style:text-underline-color="font-color" officeooo:rsid="000dcf93" officeooo:paragraph-rsid="000dcf93"/>
    </style:style>
    <style:style style:name="P5" style:family="paragraph" style:parent-style-name="Text_20_body">
      <style:text-properties style:text-underline-style="none" officeooo:rsid="00113287" officeooo:paragraph-rsid="0014f58a"/>
    </style:style>
    <style:style style:name="P6" style:family="paragraph" style:parent-style-name="Heading_20_1">
      <style:paragraph-properties fo:text-align="center" style:justify-single-word="false"/>
      <style:text-properties style:text-underline-style="none" officeooo:rsid="000aabb1" officeooo:paragraph-rsid="000aabb1"/>
    </style:style>
    <style:style style:name="P7" style:family="paragraph" style:parent-style-name="Heading_20_2">
      <style:paragraph-properties fo:text-align="center" style:justify-single-word="false"/>
      <style:text-properties officeooo:rsid="000aabb1" officeooo:paragraph-rsid="000aabb1"/>
    </style:style>
    <style:style style:name="P8" style:family="paragraph" style:parent-style-name="Heading_20_2">
      <style:text-properties style:text-underline-style="solid" style:text-underline-width="auto" style:text-underline-color="font-color" officeooo:rsid="000aabb1" officeooo:paragraph-rsid="000aabb1"/>
    </style:style>
    <style:style style:name="P9" style:family="paragraph" style:parent-style-name="Heading_20_2">
      <style:text-properties style:text-underline-style="solid" style:text-underline-width="auto" style:text-underline-color="font-color" officeooo:rsid="000dcf93" officeooo:paragraph-rsid="000dcf93"/>
    </style:style>
    <style:style style:name="P10" style:family="paragraph" style:parent-style-name="Heading_20_2">
      <style:paragraph-properties fo:break-before="page"/>
      <style:text-properties officeooo:paragraph-rsid="0014f58a"/>
    </style:style>
    <style:style style:name="T1" style:family="text">
      <style:text-properties style:text-underline-style="solid" style:text-underline-width="auto" style:text-underline-color="font-color" officeooo:rsid="0014f58a"/>
    </style:style>
    <style:style style:name="T2" style:family="text">
      <style:text-properties officeooo:rsid="000c9b71"/>
    </style:style>
    <style:style style:name="T3" style:family="text">
      <style:text-properties officeooo:rsid="0012b6d0"/>
    </style:style>
    <style:style style:name="T4" style:family="text">
      <style:text-properties style:text-underline-style="none" officeooo:rsid="0014f58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Portfolio C (2018-2019)</text:h>
      <text:h text:style-name="P7" text:outline-level="2">Guillaume Cau</text:h>
      <text:p text:style-name="P1"/>
      <text:h text:style-name="P8" text:outline-level="2">TP n°2 :</text:h>
      <text:p text:style-name="P3"/>
      <text:p text:style-name="P2">Le but de ce TP était de ce familiariser avec la syntaxe du langage C et ses particularités. Même en ayant déjà fais du C, j’ai appris des chose en faisant ce TP.<text:line-break/>Dans mon IUT, nos enseignants nous ont appris à utiliser les fonctions read/write/open et close qui sont les fonctions du système UNIX. <text:span text:style-name="T2">Nous n‘avions eu que peu d’exercices sur les fonctions utilisant le fonction FILE de la librairie stdio.h.<text:line-break/>Ce TP m’a donc permis d’apprendre à utiliser ces fonctions qui doivent être utilisées en priorité.<text:line-break/>Mon expérience d’utilisation des fonctions read/write etc m’ont permis de comprendre plus facilement le fonctionnement des fonctions de stdio.</text:span> </text:p>
      <text:p text:style-name="P2"/>
      <text:h text:style-name="P9" text:outline-level="2">TP n°3 :</text:h>
      <text:p text:style-name="P4"/>
      <text:p text:style-name="P5">Le but de ce TP était de s’entraîner à utiliser le C en utilisant des algorithmes. J’avais déjà implémenté ces algorithmes lors de mon DUT. Je n’ai donc pas eu trop de problèmes lors de ce TP.<text:line-break/>Il y a cependant la recherche par dichotomie qui m’a posé problème. En effet, j’ai du mal à me visualiser comment couper le tableau en 2 sans dessins. J’ai donc perdu de ce temps de ce côté là.<text:line-break/>Après, retourner le bon indice a été plus ardu que prévu. Les indices que je renvoyai lorsque l’élément était trouvé était celui du tableau local. Donc celui du sous-tableau et non du tableau principal. J’ai donc été obligé de faire la somme de l’indice trouvé avec la taille du tableau divisé par deux lorsque l’élément se trouvait dans la partie de « droite » lors d’un appel récursif. <text:line-break/><text:span text:style-name="T3">Lorsque l’élément ne se trouvait pas dans le tableau, la fonction renvoyait -1. Mais, la valeur -1 s’additionnait désormais avec la taille du tableau divisée par 2 lorsque la fonction était rappelé à droite du tableau. J’ai donc du faire une condition pour éviter d’effectuer une somme avec une valeur -1.</text:span></text:p>
      <text:p text:style-name="P5"/>
      <text:p text:style-name="P5"/>
      <text:h text:style-name="P10" text:outline-level="2"><text:span text:style-name="T1">TP n°4 :</text:span></text:h>
      <text:p text:style-name="Text_20_body"><text:span text:style-name="T4"/></text:p>
      <text:p text:style-name="Text_20_body"><text:span text:style-name="T4">Le but de ce TP était d’apprendre à utiliser une pile (LIFO).</text:span><text:span text:style-name="T3"> Je n’ai pas vraiment eu de difficulté à créer ses fonctions associées.<text:line-break/>Le seul problème était de savoir dans quel sens effectuer les opérations binaire ( à deux argume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5T21:46:57.246340325</meta:creation-date>
    <dc:date>2019-01-26T13:58:28.447892438</dc:date>
    <meta:editing-duration>PT2H52M57S</meta:editing-duration>
    <meta:editing-cycles>6</meta:editing-cycles>
    <meta:generator>LibreOffice/6.1.4.2$Linux_X86_64 LibreOffice_project/10$Build-2</meta:generator>
    <meta:document-statistic meta:table-count="0" meta:image-count="0" meta:object-count="0" meta:page-count="2" meta:paragraph-count="8" meta:word-count="356" meta:character-count="2023" meta:non-whitespace-character-count="1673"/>
  </office:meta>
</office:document-meta>
</file>